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42266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6a580" officeooo:paragraph-rsid="0006a580" style:font-size-asian="16pt" style:font-size-complex="16pt"/>
    </style:style>
    <style:style style:name="P4" style:family="paragraph" style:parent-style-name="Standard">
      <style:text-properties fo:font-size="16pt" officeooo:rsid="00076bd0" officeooo:paragraph-rsid="00076bd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42266" officeooo:paragraph-rsid="00042266" style:font-size-asian="20pt" style:font-size-complex="20pt"/>
    </style:style>
    <style:style style:name="P6" style:family="paragraph" style:parent-style-name="Standard">
      <style:text-properties fo:font-size="12pt" officeooo:rsid="0006a580" officeooo:paragraph-rsid="0006a580" style:font-size-asian="12pt" style:font-size-complex="12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fo:font-size="12pt" officeooo:rsid="00076bd0" officeooo:paragraph-rsid="00076bd0" style:font-size-asian="12pt" style:font-size-complex="12pt"/>
    </style:style>
    <style:style style:name="P9" style:family="paragraph" style:parent-style-name="Standard">
      <style:text-properties fo:font-size="12pt" officeooo:rsid="0006a580" officeooo:paragraph-rsid="0006a580" style:font-size-asian="12pt" style:font-size-complex="12pt"/>
    </style:style>
    <style:style style:name="P10" style:family="paragraph" style:parent-style-name="Standard">
      <style:text-properties fo:font-size="12pt" officeooo:paragraph-rsid="0006a580" style:font-size-asian="12pt" style:font-size-complex="12pt"/>
    </style:style>
    <style:style style:name="P11" style:family="paragraph" style:parent-style-name="Standard">
      <style:text-properties officeooo:paragraph-rsid="0006a580"/>
    </style:style>
    <style:style style:name="T1" style:family="text">
      <style:text-properties officeooo:rsid="000348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48d7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0348d7" style:font-style-asian="normal" style:font-style-complex="normal"/>
    </style:style>
    <style:style style:name="T8" style:family="text">
      <style:text-properties officeooo:rsid="00042266"/>
    </style:style>
    <style:style style:name="T9" style:family="text">
      <style:text-properties officeooo:rsid="0004ec15"/>
    </style:style>
    <style:style style:name="T10" style:family="text">
      <style:text-properties officeooo:rsid="0006a580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06a580" style:font-size-asian="16pt" style:font-size-complex="16pt"/>
    </style:style>
    <style:style style:name="T13" style:family="text">
      <style:text-properties officeooo:rsid="00076bd0"/>
    </style:style>
    <style:style style:name="T14" style:family="text">
      <style:text-properties officeooo:rsid="0008ad69"/>
    </style:style>
    <style:style style:name="T15" style:family="text">
      <style:text-properties officeooo:rsid="00094f21"/>
    </style:style>
    <style:style style:name="T16" style:family="text">
      <style:text-properties officeooo:rsid="0009714c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9db66" style:font-size-asian="12pt" style:font-size-complex="12pt"/>
    </style:style>
    <style:style style:name="T19" style:family="text">
      <style:text-properties fo:font-size="12pt" officeooo:rsid="0006a580" style:font-size-asian="12pt" style:font-size-complex="12pt"/>
    </style:style>
    <style:style style:name="T20" style:family="text">
      <style:text-properties fo:font-size="12pt" officeooo:rsid="00076bd0" style:font-size-asian="12pt" style:font-size-complex="12pt"/>
    </style:style>
    <style:style style:name="T21" style:family="text">
      <style:text-properties officeooo:rsid="0009db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PPORT</text:p>
      <text:p text:style-name="Standard"/>
      <text:p text:style-name="Standard"/>
      <text:p text:style-name="Standard"/>
      <text:p text:style-name="P2">Schéma relationnel:</text:p>
      <text:p text:style-name="Standard"/>
      <text:p text:style-name="Standard"><text:span text:style-name="T2">Porte_monnaie</text:span>(<text:span text:style-name="T4">Id_monnaie</text:span>, <text:span text:style-name="T1">solde</text:span>)</text:p>
      <text:p text:style-name="Standard"/>
      <text:p text:style-name="Standard"><text:span text:style-name="T2">Genre</text:span>(<text:span text:style-name="T4">Id_genre</text:span>, nom_genre)</text:p>
      <text:p text:style-name="Standard"/>
      <text:p text:style-name="P1"><text:span text:style-name="T2">Entreprise(</text:span><text:span text:style-name="T5">Nom</text:span><text:span text:style-name="T2">, pays)</text:span></text:p>
      <text:p text:style-name="P1"><text:span text:style-name="T2"/></text:p>
      <text:p text:style-name="P1"><text:span text:style-name="T2">Succes</text:span>(<text:span text:style-name="T4">Code</text:span>, intitule, condition, #Id_jeu)</text:p>
      <text:p text:style-name="P1"><text:span text:style-name="T3">FK</text:span> (id_jeu) <text:span text:style-name="T2">REFERENCES</text:span> jeu(id_jeu)</text:p>
      <text:p text:style-name="Standard"/>
      <text:p text:style-name="Standard"><text:span text:style-name="T2">Jeux</text:span>(<text:span text:style-name="T4">Id_jeu</text:span>, titre, prix, date_sortie, age_min, synopsis, #nom_edite, #nom_dev)</text:p>
      <text:p text:style-name="P1"><text:span text:style-name="T3">FK</text:span> (nom_edite) <text:span text:style-name="T2">REFERENCES</text:span> entreprise(nom),</text:p>
      <text:p text:style-name="P1"><text:span text:style-name="T3">FK</text:span> (nom_dev) <text:span text:style-name="T2">REFERENCES</text:span> entreprise(nom)</text:p>
      <text:p text:style-name="Standard"/>
      <text:p text:style-name="Standard"><text:span text:style-name="T3">J</text:span><text:span text:style-name="T2">oueur</text:span>(<text:span text:style-name="T4">Id_joueur</text:span>, pseudo, mdp, nom, mail, date_naissance, #Id_monnaie)</text:p>
      <text:p text:style-name="Standard"><text:span text:style-name="T3">FK</text:span><text:span text:style-name="T1"> </text:span>(id_monnaie) <text:span text:style-name="T2">REFERENCES</text:span> porte_monnaie(id_monnaie)</text:p>
      <text:p text:style-name="Standard"/>
      <text:p text:style-name="Standard"><text:span text:style-name="T2">Debloquer</text:span>(<text:span text:style-name="T4">#Id_joueur, #Id_jeu, #code</text:span>, date_obtention)</text:p>
      <text:p text:style-name="P1"><text:span text:style-name="T3">FK</text:span> (id_joueur) <text:span text:style-name="T2">REFERENCES</text:span> joueur(id_joueur),</text:p>
      <text:p text:style-name="P1"><text:span text:style-name="T3">FK</text:span> (id_jeu) <text:span text:style-name="T2">REFERENCES</text:span> jeu(id_jeu),</text:p>
      <text:p text:style-name="P1"><text:span text:style-name="T3">FK</text:span>(code) <text:span text:style-name="T2">REFERENCES</text:span> succes(code)</text:p>
      <text:p text:style-name="Standard"/>
      <text:p text:style-name="Standard"><text:span text:style-name="T2">Partage</text:span>(<text:span text:style-name="T4">#Id_joueur1, #Id_joueur2, #Id_jeu</text:span>)</text:p>
      <text:p text:style-name="P1"><text:span text:style-name="T3">FK</text:span> (id_joueur1) <text:span text:style-name="T2">REFERENCES</text:span> joueur(id_joueur),</text:p>
      <text:p text:style-name="P1"><text:span text:style-name="T3">FK</text:span>(id_joueur2) <text:span text:style-name="T2">REFERENCES</text:span> joueur(id_joueur),</text:p>
      <text:p text:style-name="P1"><text:span text:style-name="T3">FK</text:span> (id_jeu) <text:span text:style-name="T2">REFERENCES</text:span> jeu(id_jeu)</text:p>
      <text:p text:style-name="Standard"/>
      <text:p text:style-name="Standard"><text:span text:style-name="T2">Achat</text:span>(<text:span text:style-name="T4">#Id_joueur, #Id_jeu</text:span>, note, commentaire)</text:p>
      <text:p text:style-name="P1"><text:span text:style-name="T3">FK</text:span> (id_joueur) <text:span text:style-name="T2">REFERENCES</text:span> joueur(id_joueur),</text:p>
      <text:p text:style-name="P1"><text:span text:style-name="T3">FK</text:span>(id_jeu) <text:span text:style-name="T2">REFERENCES</text:span> jeu(id_jeu)</text:p>
      <text:p text:style-name="Standard"/>
      <text:p text:style-name="Standard"><text:span text:style-name="T2">Reapprovisionner</text:span>(<text:span text:style-name="T4">#Id_joueur, #Id_monnaie</text:span><text:span text:style-name="T6">, </text:span><text:span text:style-name="T7">d</text:span><text:span text:style-name="T6">ate_transaction, montant</text:span>)</text:p>
      <text:p text:style-name="P1"><text:span text:style-name="T3">FK </text:span>(id_joueur) <text:span text:style-name="T2">REFERENCES</text:span> joueur(id_joueur),</text:p>
      <text:p text:style-name="P1"><text:span text:style-name="T3">FK</text:span> (id_monnaie) <text:span text:style-name="T2">REFERENCES</text:span> porte_monnaie(id_monnaie)</text:p>
      <text:p text:style-name="Standard"/>
      <text:p text:style-name="Standard"><text:span text:style-name="T2">Classer</text:span>(<text:span text:style-name="T4">#Id_jeu, #Id_genre</text:span>)</text:p>
      <text:p text:style-name="P1"><text:span text:style-name="T3">FK</text:span> (id_jeu) <text:span text:style-name="T2">REFERENCES</text:span> jeu(id_jeu),</text:p>
      <text:p text:style-name="P1"><text:span text:style-name="T3">FK</text:span> (id_genre) <text:span text:style-name="T2">REFERENCES</text:span> genre(id_genre)</text:p>
      <text:p text:style-name="Standard"/>
      <text:p text:style-name="P7"><text:span text:style-name="T11">J</text:span><text:span text:style-name="T12">ustification </text:span><text:span text:style-name="T10">:</text:span></text:p>
      <text:p text:style-name="Standard">- <text:span text:style-name="T14">Le mot de passe d’un joueur ne peut etre null car il est utilisé pour la connexion au compte.</text:span></text:p>
      <text:p text:style-name="Standard"/>
      <text:p text:style-name="Standard">-On considére qu'un jeu n'a pas forcement un titre unique.</text:p>
      <text:p text:style-name="Standard"/>
      <text:p text:style-name="Standard">-<text:span text:style-name="T8">Le prix d’un jeu est de type numeric(5, 2) car on considere que le prix d’un jeu est entre 0 et 999.</text:span></text:p>
      <text:p text:style-name="Standard"/>
      <text:p text:style-name="Standard"><text:span text:style-name="T9">-La note pour l’achat d’un jeu est de type note numeric(2, 1) </text:span><text:span text:style-name="T10">(CONSTRAINT noteMAX CHECK <text:tab/>(note &lt;= 5))</text:span><text:span text:style-name="T9">car on a décider de mettre les notes sont sur <text:s/>5.</text:span></text:p>
      <text:p text:style-name="Standard"/>
      <text:p text:style-name="Standard">-<text:span text:style-name="T16">La date de transaction ne peut être nul car on veux avoir un historique des transaction</text:span></text:p>
      <text:p text:style-name="Standard"/>
      <text:p text:style-name="Standard">-<text:span text:style-name="T15">Le montant d’un réapprovisionnement est forcement supérieur a 0 sinon il ne sert a rien.</text:span></text:p>
      <text:p text:style-name="Standard"/>
      <text:p text:style-name="Standard">-<text:span text:style-name="T21">La date d’obtention est forcement pas nul car on soit l’enregistrer</text:span></text:p>
      <text:p text:style-name="Standard"/>
      <text:p text:style-name="Standard"/>
      <text:p text:style-name="P3">Contrainte non garantie par la base de donner :</text:p>
      <text:p text:style-name="P6">-<text:span text:style-name="T16">On peut partager un jeu a soit même</text:span></text:p>
      <text:p text:style-name="P6"/>
      <text:p text:style-name="P11"><text:span text:style-name="T19">-une granularité </text:span><text:span text:style-name="T20">d’une </text:span><text:span text:style-name="T19">journée </text:span><text:span text:style-name="T20">pour la view rapport</text:span> </text:p>
      <text:p text:style-name="Standard"/>
      <text:p text:style-name="Standard"/>
      <text:p text:style-name="P4">View :</text:p>
      <text:p text:style-name="P8">- le nombre de ventes,</text:p>
      <text:p text:style-name="P8">- le nombre de prêts de jeux,</text:p>
      <text:p text:style-name="P8">- le chiffre d’affaire réalisé,</text:p>
      <text:p text:style-name="P8">- la notation moyenne de ses jeux,</text:p>
      <text:p text:style-name="P8">- le nombre total de succès obtenus sur ses jeux.</text:p>
      <text:p text:style-name="P8">On tous été ajouté dans une view nommé rapport qui sera donc actualiser apres dans le code chaque jou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08:56:36.980286082</meta:creation-date>
    <dc:date>2024-11-12T18:30:42.300000000</dc:date>
    <meta:editing-duration>PT23M41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47" meta:word-count="310" meta:character-count="2253" meta:non-whitespace-character-count="1987"/>
  </office:meta>
</office:document-meta>
</file>